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style:text-position="sub 58%"/>
    </style:style>
    <style:style style:name="T2"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chine learning</text:p>
      <text:p text:style-name="Standard"/>
      <text:p text:style-name="Standard">due tipi: unsupervised, supervised</text:p>
      <text:p text:style-name="Standard"/>
      <text:p text:style-name="Standard">differenze</text:p>
      <text:p text:style-name="Standard">outcome:</text:p>
      <text:p text:style-name="Standard">se ho una variabile che posso dare per stabilire successo e insuccesso (es. se ho un malato posso stabilire malattia/non malattia)</text:p>
      <text:p text:style-name="Standard"/>
      <text:p text:style-name="Standard">non ci occupiamo dell'unsupervised</text:p>
      <text:p text:style-name="Standard"/>
      <text:p text:style-name="Standard">ci focalizziamo sul learning che ci interessa, partiamo da dei dataset in cui sappiamo malati e non malati</text:p>
      <text:p text:style-name="Standard"/>
      <text:p text:style-name="Standard">Introduciamo il concetto di learning, descritto molto in deep learning with R7</text:p>
      <text:p text:style-name="Standard"><text:s/>- imparare nuove rappresentazioni dei dati</text:p>
      <text:p text:style-name="Standard"><text:s/>- transformazioni dei dati</text:p>
      <text:p text:style-name="Standard"/>
      <text:p text:style-name="Standard">es. ho dei dati fatti così (immagine)</text:p>
      <text:p text:style-name="Standard"/>
      <text:p text:style-name="Standard">non si comprende cosa li differenzi, ma se cambio sys di coordinate (es. rotazione, trasformando i dati per una visualizzazione diversa (cambia quindi representation tramite transformations)</text:p>
      <text:p text:style-name="Standard">Trasformazioni:</text:p>
      <text:p text:style-name="Standard">lineari</text:p>
      <text:p text:style-name="Standard">cambio coordinate</text:p>
      <text:p text:style-name="Standard">non lineari</text:p>
      <text:p text:style-name="Standard">Es. PCA?</text:p>
      <text:p text:style-name="Standard">Se io guardo una proiezione posso ricavare una relazione tra due punti (es. il peso, Mi)</text:p>
      <text:p text:style-name="Standard"/>
      <text:p text:style-name="Standard">Il machine learning è basato su una ricerca automatica della migliore rappresentazione dei miei dati</text:p>
      <text:p text:style-name="Standard">La parte basica è quello del machine, quella del learning è più complicata</text:p>
      <text:p text:style-name="Standard"/>
      <text:p text:style-name="Standard">Lo schema di questo tipo di learning è partire da un input e fare passaggi successivi di trasformazione dei dati</text:p>
      <text:p text:style-name="Standard"/>
      <text:p text:style-name="Standard">un layer effettua una data transformation, poi lo passa a un altro layer che fa la stessa cosa e si arriva a un output/predizione</text:p>
      <text:p text:style-name="Standard"/>
      <text:p text:style-name="Standard">Ci focalizziamo sul supervised perchè abbiamo qualcosa da confrontare e capire se la predizione è vera -&gt; il confronto ci da la loss, l'imprecisione di predizione -&gt; da lì possiamo fare l'optimization, cambiare i parametri dei layer (chiamati i pesi) </text:p>
      <text:p text:style-name="Standard"/>
      <text:p text:style-name="Standard">Lì si ha il learning, facendo più cicli della procedura effettuata sopra si va in loop finchè si ha una loss accettabile</text:p>
      <text:p text:style-name="Standard"/>
      <text:p text:style-name="Standard">Es della regressione lineare</text:p>
      <text:p text:style-name="Standard">Ho dei punti, cerco una retta che più si avvicini a descriverli</text:p>
      <text:p text:style-name="Standard">l'errore tra la retta trovata e un punto effettivo è la regression (delta y tra dove passa la retta e dov'è il punto)</text:p>
      <text:p text:style-name="Standard"/>
      <text:p text:style-name="Standard">L'errore complessivo da minimizzare è data dalla somma dei miei residui (al quadrato solitamente)</text:p>
      <text:p text:style-name="Standard"/>
      <text:p text:style-name="Standard"><text:soft-page-break/>Il minimo errore si trova tramite una derivata parziale su una variabile tenendo fissa l'altra</text:p>
      <text:p text:style-name="Standard">Perchè la derivata?</text:p>
      <text:p text:style-name="Standard"/>
      <text:p text:style-name="Standard">La derivata seconda rappresenta se ci troviamo in minimo/massimo a seconda di come si trova il +/- <text:s/>della funzione, e aiuta quindi a capire dove sono i minimi</text:p>
      <text:p text:style-name="Standard"/>
      <text:p text:style-name="Standard">Data representation</text:p>
      <text:p text:style-name="Standard">Strutture con cui storiamo i dati (non rappresentazioni in coordinate, ma le caselle in cui storiamo i dati)</text:p>
      <text:p text:style-name="Standard"/>
      <text:p text:style-name="Standard">Concetto di scalar/scalare</text:p>
      <text:p text:style-name="Standard">Vector</text:p>
      <text:p text:style-name="Standard">Matrice</text:p>
      <text:p text:style-name="Standard"><text:tab/>Tensor -&gt; generalizzazione del concetto di matrice per n dimensione (rank 2)</text:p>
      <text:p text:style-name="Standard">descritto da: <text:s text:c="3"/>rank, numero di assi</text:p>
      <text:p text:style-name="Standard"><text:tab/><text:tab/>shape, numero di dimensioni per asse</text:p>
      <text:p text:style-name="Standard"><text:tab/><text:tab/><text:tab/>vettore che descrive nr. dimensioni per ciascun asse, es. t = (10, 20, 10, 6)</text:p>
      <text:p text:style-name="Standard"><text:tab/><text:tab/><text:tab/>rank 4. Nel modeling si descrivono i numeri di variabili che rappresentano le <text:tab/><text:tab/><text:tab/>cose</text:p>
      <text:p text:style-name="Standard"><text:tab/><text:tab/>type, float, integer ecc.</text:p>
      <text:p text:style-name="Standard"/>
      <text:p text:style-name="Standard">Se parliamo di dimentionality presentiamo il nr di variabili che descrivono un dataset, passiamo da x numero di variabili a 2 per descrivere il dataset</text:p>
      <text:p text:style-name="Standard">In un tensor di rank 4 ho 4 assi con un certo numero di variabili/dimensioni</text:p>
      <text:p text:style-name="Standard">Si ha un vector con tante variabili per ciascun asse</text:p>
      <text:p text:style-name="Standard"/>
      <text:p text:style-name="Standard">Tensor operations</text:p>
      <text:p text:style-name="Standard">2 grossi blocchi</text:p>
      <text:p text:style-name="Standard"/>
      <text:p text:style-name="Standard">ELEMENT WISE -&gt; operazioni che si applicano a tutti gli elementi del tensor, possono essere addizioni, moltiplicazioni, trasformazioni ecc. (es. in R è indicata dallo star l'operazione element wise *)</text:p>
      <text:p text:style-name="Standard"/>
      <text:p text:style-name="Standard">DIFFERENT DIMENSION: il tensor di output è più piccolo di quello di input</text:p>
      <text:p text:style-name="Standard">Queste operazioni si distinguono in vari tipi, ma due fra le più importanti sono</text:p>
      <text:p text:style-name="Standard"><text:s/>- outer product</text:p>
      <text:p text:style-name="Standard"><text:s/>- tensor dot o inner product o dot product (sinonimi)</text:p>
      <text:p text:style-name="Standard">in r è dato dall'operazione %*%, è la più comune in assoluto. Si puù fare solo se il numero dell'operatore di colonne dell'operatore di sinistra è uguale al numero di righe di quello di destra (cols(x) = rows(y)) con delle matrici di base</text:p>
      <text:p text:style-name="Standard">Il dot product di un vettore è uno scalare, sommatoria di prodotti con lo stesso indice</text:p>
      <text:p text:style-name="Standard"/>
      <text:p text:style-name="Standard">Se vediamo questo come applicato a una matrice, (a,b) ° (b,c) -&gt; (a,c)</text:p>
      <text:p text:style-name="Standard"/>
      <text:p text:style-name="Standard">Neural network quindi è in termini poveri una macchina che fa in un senso operazioni tra matrici (o tensor di rank stabiliti) e nell'altro derivate</text:p>
      <text:p text:style-name="Standard"/>
      <text:p text:style-name="Standard"/>
      <text:p text:style-name="Standard"/>
      <text:p text:style-name="Standard"/>
      <text:p text:style-name="Standard"/>
      <text:p text:style-name="Standard"/>
      <text:p text:style-name="Standard"><text:soft-page-break/>ritorniamo al concetto di derivata: definizione</text:p>
      <text:p text:style-name="Standard"/>
      <text:p text:style-name="Standard">la nostra y = f<text:span text:style-name="T1">2</text:span><text:span text:style-name="T2">(f</text:span><text:span text:style-name="T1">1</text:span><text:span text:style-name="T2">(x))</text:span></text:p>
      <text:p text:style-name="Standard"><text:span text:style-name="T2"/></text:p>
      <text:p text:style-name="Standard"><text:span text:style-name="T2">siccome parliamo di 2 derivate, otteniamo una chain rule: la derivata <text:s/>di una derivata composta è uguale al prodotto delle derivate delle singole funzioni che caratterizzano i miei layers</text:span></text:p>
      <text:p text:style-name="Standard"><text:span text:style-name="T2"/></text:p>
      <text:p text:style-name="Standard">facciamo una derivata parziale quando deriviamo solo su una delle due incognite. Il vettore di derivate parziale di una funzione con più variabili si chiama gradiente.</text:p>
      <text:p text:style-name="Standard"/>
      <text:p text:style-name="Standard">Se io parto da un network che ha una serie di input e una certa struttura, la funzione di loss minima la troviamo con il prodotto di derivate composto tra più variabili. Sostanzialmente quindi ho il gradiente ottenuto da varianti composte, e quindi tutti i minimi sono legati in una serie di gradianti minimi che porta al minimo del gradiente (il gradiente è la derivata della funzione composta che è LOSS) tramite gradient descent -&gt; cambiare i pesi secondo gradient descent è definito back propagation, che è il funzione secondo quale funziona il neural network</text:p>
      <text:p text:style-name="Standard"/>
      <text:p text:style-name="Standard">Siccome non possiamo farlo in una botta sola questo lavoro, quindi si ha una componente stocastica (o a cazzo)</text:p>
      <text:p text:style-name="Standard"/>
      <text:p text:style-name="Standard">Stocastic Gradient Descent</text:p>
      <text:p text:style-name="Standard">Siccome abbiamo tanti parametri, non ha senso provare a risolvere tutto in blocco: dobbiamo calcolare quanto incrementare dal nostro starting point il peso per arrivare al nostro global min.</text:p>
      <text:p text:style-name="Standard">La grandezza degli incrementi è il learning rate: la grandezza con cui i nostri parametri vengono aggiornati. Se abbiamo un learning rate troppo piccolo ci blocchiamo in uno stack su un local minimum, e invece se è troppo grande missiamo il global minimum e rimaniamo bloccati. Siccome aabbiamo un processo iterativo possiamo man mano aggiustare architettura del network, e lo step del learning rate. Il learning rate è completamente legata alla optimization della curva e non dipende quindi da potenza computazionale.</text:p>
      <text:p text:style-name="Standard"/>
      <text:p text:style-name="Standard">L'ottimizzazione ti fa arrivare fino a un punto di accuratezza ottimale rispetto al consumo computazionale</text:p>
      <text:p text:style-name="Standard"/>
      <text:p text:style-name="Standard">Il neural network fa una catena di operazioni, calcola la derivata per ottenere funzione gradiente, e nella symbolic differentiation mappo direttamente il valore di parametri al valore della funzione gradiente</text:p>
      <text:p text:style-name="Standard"/>
      <text:p text:style-name="Standard"/>
      <text:p text:style-name="Standard">Perceptron è il core del deep learning, il neurone del neural network</text:p>
      <text:p text:style-name="Standard"/>
      <text:p text:style-name="Standard">Due parti, una per carpire interazioni lineari e l'altra, la activation function, per capire interazioni non lineare e di fatto imparare</text:p>
      <text:p text:style-name="Standard"/>
      <text:p text:style-name="Standard">Es., 3 input con un peso, viene calcolata la funzione z e dà un y come output</text:p>
      <text:p text:style-name="Standard"/>
      <text:p text:style-name="Standard">Z=b + sommatoria degli input</text:p>
      <text:p text:style-name="Standard">b= bias </text:p>
      <text:p text:style-name="Standard">La y ottenuta dalla funzione zeta sarà 1 se z &gt;=0, else 0</text:p>
      <text:p text:style-name="Standard"/>
      <text:p text:style-name="Standard">Con questa activation function ho creato un output non lineare su un input lineare (simile a un neurone, l'attivazione è data da una treshold particolare</text:p>
      <text:p text:style-name="Standard"/>
      <text:p text:style-name="Standard"><text:soft-page-break/>Esempio</text:p>
      <text:p text:style-name="Standard">Ogni giorno vado a mangiare</text:p>
      <text:p text:style-name="Standard">1 pollo</text:p>
      <text:p text:style-name="Standard">2 zucchine <text:s text:c="6"/>-&gt; lunch</text:p>
      <text:p text:style-name="Standard">1 scoop di riso</text:p>
      <text:p text:style-name="Standard">Mettiamo che il peso è come è determinato il prezzo del lunch</text:p>
      <text:p text:style-name="Standard">Il totale è dato dalla somma di p*pollo, z*zucchine, r*riso</text:p>
      <text:p text:style-name="Standard">Dove p,z e r sono i prezzi per kg dei tre prodotti</text:p>
      <text:p text:style-name="Standard">Noi abbiamo sicuramente l'errore, possiamo ad esempio stimare il prezzo assegnando un valore arbitrario sapendo l'output finale</text:p>
      <text:p text:style-name="Standard">La loss sarà data da tot*y, per sistemarla possiamo distribuire l'errore proporzionalmente alla quantità ed equamente tra le 3 incognite. Questo metodo di aggiornare i pesi è definito come delta rule, tanto semplice quanto efficiente. Nella notazione di un neural network la posso scrivere come (formula), dove il coefficiente di t-y sarà il learning rate del neural network</text:p>
      <text:p text:style-name="Standard">Ci sono diverti criteri sul learning rate, può essere</text:p>
      <text:p text:style-name="Standard">1/n per un network piccolo</text:p>
      <text:p text:style-name="Standard">10^-n per network molto grandi</text:p>
      <text:p text:style-name="Standard"/>
      <text:p text:style-name="Standard">Se dimentichiamo il bias, l'input sarà y=epsilon*X*W^T</text:p>
      <text:p text:style-name="Standard"/>
      <text:p text:style-name="Standard">Una loss media è il min square error: </text:p>
      <text:p text:style-name="Standard">E = 0.5*sommatoria da 1 al numero di training per (t^n-y^n)^2</text:p>
      <text:p text:style-name="Standard">che posso sempre derivare parzialmente</text:p>
      <text:p text:style-name="Standard"/>
      <text:p text:style-name="Standard">Per trovare il minimo del peso quindi bisogna sostituirlo con le derivate, però usiamo il gradiente della funzione di errore a ogni nuovo update del peso</text:p>
      <text:p text:style-name="Standard"/>
      <text:p text:style-name="Standard">Nel passaggio forward faccio un dot product delle varie matrici</text:p>
      <text:p text:style-name="Standard"/>
      <text:p text:style-name="Standard">Funzioni di attivazione</text:p>
      <text:p text:style-name="Standard">Importanti perchè danno la capacità di captare le interazioni non lineari tra gli input, e sono cruciali perchè a seconda di quelle scelte avranno un gradiente molto diverso, limitando il modo in cui un neural network apprende</text:p>
      <text:p text:style-name="Standard"/>
      <text:p text:style-name="Standard">Ci sono 2 regole per la funzione di attivazione</text:p>
      <text:p text:style-name="Standard">1 deve essere non lineare</text:p>
      <text:p text:style-name="Standard">2 monotonica -&gt; deve andare sempre nella stessa direzione, perchè se cambia direzione in cui vanno i dati</text:p>
      <text:p text:style-name="Standard">Sostanzialmente le funzioni di attivazione</text:p>
      <text:p text:style-name="Standard">Danno non linearità nelle interazioni tra i dati</text:p>
      <text:p text:style-name="Standard">Trasformano gli output -&gt; l'emissione dei neuroni dipende dalla funzione di attivazione</text:p>
      <text:p text:style-name="Standard">Influenzano in modo abbastanza drammatico il gradiente</text:p>
      <text:p text:style-name="Standard"/>
      <text:p text:style-name="Standard">Vediamo 3 funzioni di attivazioni tra le più utilizzate</text:p>
      <text:p text:style-name="Standard"/>
      <text:p text:style-name="Standard">Sigmoide: intanto è una trasformazione logistica dei dati. Si capisce dal fatto che è una funzione asintotica che riduce l'impatto dei valori outlier e di valori molto grandi (posso includere gli outliers senza escluderli). Il drawback della sigmoide è che il gradiente massimo di una curva di questo tipo è di 0.25, quindi viene solo divisa per 4. Non è il massimo per l'apprendimento, se prendo valori più alti o più bassi di 2 avremo gradiente nullo, quindi non c'è molto spazio di manovra per i valori</text:p>
      <text:p text:style-name="Standard"/>
      <text:p text:style-name="Standard"/>
      <text:p text:style-name="Standard"><text:soft-page-break/>Relu (rectified linear unit): si chiama così perchè la relu è una retta che ha per x&lt;=0 il valore 0, x&gt;0 allora è uguale a x. Pro: la relu produce dei gradienti molto grandi, dipende solo dalla slope di questa figura. Trovare il minimo è molto semplice, quindi è sempre stata un'ottima choice. Invece il problema è che i valori negativi vengono completamente buttati via. Questa compressione dei valori negativi puoi compensarla con il tipo di trasformazione che fai, magari trasformando i valori negativi in positivi con una costruzione particolare dell'architettura del network</text:p>
      <text:p text:style-name="Standard"/>
      <text:p text:style-name="Standard">TANH: simile alla sigmoide, ma va da -1 a +1, con un valore massimo di 1. Non risolvi tutti i problemi, però riduce un po' il problema della sigmoide</text:p>
      <text:p text:style-name="Standard"/>
      <text:p text:style-name="Standard">Data preparation</text:p>
      <text:p text:style-name="Standard">Feature selection: selezione delle variabili per un input (elimino dei dati, es. variabili altamente correlati l'una con l'altra -&gt; non mi importa quale sia quella casuale, quindi non le metto due volte per non pesare la stessa informazione, si sceglie a caso o si confrontano le relazioni)</text:p>
      <text:p text:style-name="Standard">Feature engineering: trasformazione delle variabili per un input (es. cambio scala, proiezioni lineari ecc.). Nel deep learning queste informazioni non vanno fatte perchè spesso è la deep learning a fartela in automatico</text:p>
      <text:p text:style-name="Standard">Quello che possiamo fare è normalizzare i valori perchè questo avrà un impatto sulla funzione che andremo a utilizzare, soprattutto se abbiamo tante variabili su scale diverse.</text:p>
      <text:p text:style-name="Standard">Nel modeling di solito la quantità che ci interessa la varianza della variabile, ovvero quanto si modifica, non la quantità. La normalizzazione la faccio in uno spazio che va da 0 a 1, tanto anche se ho tutti i dati ad esempio in una scala da 1 a 1000 intorno al 500, se la varianza è intorno al 0.5 possiamo comunque vedere come cambia l'output, non il numero intero di per sè. La normalizzazione permette di velocizzare il processo di learning</text:p>
      <text:p text:style-name="Standard"/>
      <text:p text:style-name="Standard">Training</text:p>
      <text:p text:style-name="Standard">- Data spending: è come un budget in pratica</text:p>
      <text:p text:style-name="Standard">Quando abbiamo i dati per costruire un modello dobbiamo capire come utilizzare i dati in modo da non sprecarli: una volta inseriti i dati, questi sono spesi, e dobbiamo fare in modo che una volta finito il "budget" del training mi deve rimanere una parte per il testing per vedere se funziona tutto come si deve (es. circa 75% / 25% per il training/per il testing)</text:p>
      <text:p text:style-name="Standard">Il testing si usa una volta sola e permette di vedere come funziona l'AI con dati mai visti prima.</text:p>
      <text:p text:style-name="Standard"/>
      <text:p text:style-name="Standard">3 metodi</text:p>
      <text:p text:style-name="Standard">Kfold</text:p>
      <text:p text:style-name="Standard">Permette di valutare la performance della tua machine dopo aver fatto il training. Suddivido i miei dati di training in 4 sezioni: nelle varie sessioni utilizzo 3 solo sezioni dei dati di training, 3 di testing, mentre la validation non viene utilizzata per il training del modello ma per la performance di quel round di training. La performance ce l'ho anche dal training oltre che dalle predizioni. La differenza tra la performance nel training e quella della validazione è che quella della validazione ti da l'idea di come funzionerebbe in presenza di dati nuovi il programma (non è ovviamente come il testing, ma si avvicina). Questo passaggio fatto così fa presente che questi si chiamano folds.</text:p>
      <text:p text:style-name="Standard">Nei modelli di deep learning bisogna considerare il numero di volte che avviene questo training, ogni volta che facciamo un giro di forward e back si chiama epoch</text:p>
      <text:p text:style-name="Standard">La difficoltà nel training del deep learning è che molto spesso i dati sono grandi, quindi li passiamo in batch. Se io passo il training splittato in dati+validation, posso vedere il rapporto tra loss ed epoch, e vediamo che validation e training iniziano a variare. Quando si incrociano training e validation e il primo aumenta ma il secondo scende, si ha overfitting: il nostro modello descrive perfettamente dati di training ma non funziona più bene sui dati mai visti. Il punto di overfitting è dove si ferma il training perchè altrimenti rischia di formare un bias eccessivo sui dati conosciuti.</text:p>
      <text:p text:style-name="Standard"/>
      <text:p text:style-name="Standard"/>
      <text:p text:style-name="Standard"><text:soft-page-break/>Sorgenti di overfitting</text:p>
      <text:p text:style-name="Standard">Può accadere per dati che abbiano grosso rumore di fondo, perchè hanno parecchie variabilità specifiche e la machine apprende cose sbagliate</text:p>
      <text:p text:style-name="Standard">Correlazioni spurie: correlazioni non reali nei dati, amplificate nei sampling, vengono catturate dal learning e crea un modello errato</text:p>
      <text:p text:style-name="Standard">Ci sono 2 modi per relazionarsi con l'overfitting:</text:p>
      <text:p text:style-name="Standard">Le sorgenti di overfitting non possono essere evitate, quindi si può lavorare solo dal lato del neural network:</text:p>
      <text:p text:style-name="Standard"/>
      <text:p text:style-name="Standard">Il primo è il dropout: alcuni neuroni non vengono attivati in modo random: puoi decidere che la capacity del network sia distribuita random. Se c'è poca capacity non posso avere abbastanza parametri per costruire il network, che sarà quindi sempre underfit, non basta a costruire la complessità del network. Troppa capacity invece non generalizza abbastanza, quindi costringe il network ad astrarre, vedere relazioni dove non ci sono. Il dropout riduce sicuramente la velocità di apprendimento e la capacity diventa un po' ridotta in ogni layer, (es. 5% su uno e 10% sull'altro).</text:p>
      <text:p text:style-name="Standard"/>
      <text:p text:style-name="Standard">Il secondo è la regularization: è un modo abbastanza vecchio di aggiustare l'apprendimento (soprattutto basato sulla regressione lineare). Penalizzi la dimensione dei pesi, più sono grandi più è probabile che siano importanti: in questo modo evito che esistano dei parametri più importanti degli altri. La regularization può essere di diversi tipi: L1 se è proporzionale al peso, L2 se è proporzionale al quadrato. In questo modo se alcuni dei tuoi neuroni prendono grosso peso si può ridurre la mole di influenza che possano applicare a tutto il learning</text:p>
      <text:p text:style-name="Standard"/>
      <text:p text:style-name="Standard">Sono tipo gli unici metodi che abbiamo per counterare questo problema, l'altro counter è invece l'architettura di base dei vari layer</text:p>
      <text:p text:style-name="Standard"/>
      <text:p text:style-name="Standard">Tre layers</text:p>
      <text:p text:style-name="Standard">Fully connected layers: tutti vanno su tutti, e hai quindi una capacity n<text:span text:style-name="T1">in</text:span><text:span text:style-name="T2">-n</text:span><text:span text:style-name="T1">out</text:span><text:span text:style-name="T2"> e quindi gli input inseriti vengono sputati in ugual numero</text:span></text:p>
      <text:p text:style-name="Standard"><text:span text:style-name="T2">Questo layer di base vede un pattern globale, quindi le relazioni viste sono a livello globale. Tutti gli altri layer (convolutional e recurrent) vedono solo local patterns</text:span></text:p>
      <text:p text:style-name="Standard"><text:span text:style-name="T2">Bisogna ricordarsi che i layer dipendono da architettura del learning</text:span></text:p>
      <text:p text:style-name="Standard"><text:span text:style-name="T2"/></text:p>
      <text:p text:style-name="Standard"><text:span text:style-name="T2">Convolutional layer: </text:span></text:p>
      <text:p text:style-name="Standard"><text:span text:style-name="T2">Tipico delle immagini: ho una matrice di input, e i miei pesi funzionano da filtro (kernel, matrice del peso).</text:span></text:p>
      <text:p text:style-name="Standard"><text:span text:style-name="T2">Dopo aver passato i due layer ottengo un numero che è grande quanto il kernel. Quello che fai è una element wise multiplication</text:span></text:p>
      <text:p text:style-name="Standard"><text:span text:style-name="T2">Su tutti i libri trovi che è un dot product, pur non essendo sbagliato: molti software fanno un flat del kernel e della matrice di input ottenendo uno scalar -&gt; ottengo quindi element wise</text:span></text:p>
      <text:p text:style-name="Standard"><text:span text:style-name="T2">La cosa del convolution è che questa operazione la fai scegliendo un centro e poi scorrendo per l'input. Il risultato è quindi una matrice simile a quella di input con dei valori determinati dall'input, la features map. A seconda della costruzione del filtro quindi vedremo diverse feature map con le zone più bianche della nostra costruzione, oppure un negativo</text:span></text:p>
      <text:p text:style-name="Standard"><text:span text:style-name="T2">Fondamentalmente filtra le cose in base al peso che gli diamo, come una lente di ingrandimento. A seconda della costruzione del filtro quindi possiamo scoprire i patterns dei dati</text:span></text:p>
      <text:p text:style-name="Standard"><text:span text:style-name="T2">Il convolutional layer è translation invariant, se ha imparato un pattern in una zona dell'immagine quindi lo ritroverà ovunque.</text:span></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Recurrent neural networks</text:span></text:p>
      <text:p text:style-name="Standard"><text:span text:style-name="T2">RNN, utilizzatissimi per l'analisi di sequenza, es. dei motivi di prodotti di trascrizione. è come una sliding window che non si dimentica quello che ha fatto nel passaggio precedente. Questa cosa viene fatta con l'input, che nel neurone crea l'output, e l'output diventa un recurrent connection dell'output successivo. Questa memoria è definita come fading, perchè più si va avanti più i vecchi output diventano leggeri a livello di peso dato, e questo fa sì che i vecchi dati diventino ininfluenti</text:span></text:p>
      <text:p text:style-name="Standard"><text:span text:style-name="T2">Risolve i problemi di neural network molto grandi che a volte iniziano a perdere dati utili.</text:span></text:p>
      <text:p text:style-name="Standard"><text:span text:style-name="T2"/></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4M27S</meta:editing-duration>
    <meta:editing-cycles>8</meta:editing-cycles>
    <meta:generator>OpenOffice/4.1.14$Win32 OpenOffice.org_project/4114m1$Build-9811</meta:generator>
    <dc:date>2023-05-29T15:50:14.17</dc:date>
    <meta:document-statistic meta:table-count="0" meta:image-count="0" meta:object-count="0" meta:page-count="7" meta:paragraph-count="142" meta:word-count="2780" meta:character-count="16882"/>
    <meta:user-defined meta:name="Info 1"/>
    <meta:user-defined meta:name="Info 2"/>
    <meta:user-defined meta:name="Info 3"/>
    <meta:user-defined meta:name="Info 4"/>
  </office:meta>
</office:document-meta>
</file>